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2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0.1665in" fo:text-align="center" style:justify-single-word="false" fo:text-indent="0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officeooo:paragraph-rsid="002352fd"/>
    </style:style>
    <style:style style:name="P8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T1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2" style:family="text">
      <style:text-properties fo:color="#000000" loext:opacity="100%" style:font-name="Calibri" fo:font-size="12pt" fo:letter-spacing="normal" fo:font-weight="bold" fo:background-color="transparent" loext:char-shading-value="0" style:font-name-asian="Courier New" style:font-size-asian="12pt" style:font-weight-asian="bold" style:font-name-complex="Courier New" style:font-size-complex="12pt" style:font-weight-complex="bold"/>
    </style:style>
    <style:style style:name="T3" style:family="text">
      <style:text-properties fo:color="#000000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4" style:family="text">
      <style:text-properties fo:color="#000000" loext:opacity="100%" style:font-name="Calibri" fo:font-size="11pt" fo:letter-spacing="normal" officeooo:rsid="002352fd" fo:background-color="transparent" loext:char-shading-value="0" style:font-name-asian="Courier New" style:font-size-asian="11pt" style:font-name-complex="Courier New"/>
    </style:style>
    <style:style style:name="T5" style:family="text">
      <style:text-properties fo:color="#000000" loext:opacity="100%" style:font-name="Calibri" fo:font-size="11pt" fo:letter-spacing="normal" fo:font-style="italic" fo:background-color="transparent" loext:char-shading-value="0" style:font-name-asian="Courier New" style:font-size-asian="11pt" style:font-style-asian="italic" style:font-name-complex="Courier New" style:font-style-complex="italic"/>
    </style:style>
    <style:style style:name="T6" style:family="text">
      <style:text-properties style:font-name="Calibri"/>
    </style:style>
    <style:style style:name="T7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color="#8d1d75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1" style:family="text">
      <style:text-properties fo:color="#e8a202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2" style:family="text">
      <style:text-properties fo:color="#3465a4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3" style:family="text">
      <style:text-properties fo:color="#ff0000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4" style:family="text">
      <style:text-properties fo:color="#00a933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5" style:family="text">
      <style:text-properties fo:color="#00a933" loext:opacity="100%" style:font-name="Calibri" fo:font-size="11pt" fo:language="el" fo:country="GR" fo:font-weight="normal" officeooo:rsid="00216330" style:font-size-asian="11pt" style:font-weight-asian="normal" style:font-size-complex="11pt" style:font-weight-complex="normal"/>
    </style:style>
    <style:style style:name="T16" style:family="text">
      <style:text-properties fo:color="#00a933" loext:opacity="100%" style:font-name="Calibri" fo:font-size="11pt" fo:language="en" fo:country="US" fo:font-weight="normal" officeooo:rsid="00216330" style:font-size-asian="11pt" style:font-weight-asian="normal" style:font-size-complex="11pt" style:font-weight-complex="normal"/>
    </style:style>
    <style:style style:name="T17" style:family="text">
      <style:text-properties fo:color="#333333" loext:opacity="100%" style:font-name="Calibri"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color="#333333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19" style:family="text">
      <style:text-properties fo:color="#127622" loext:opacity="100%" style:font-name="Calibri" fo:font-size="11pt" fo:letter-spacing="normal" fo:background-color="transparent" loext:char-shading-value="0" style:font-name-asian="Courier New" style:font-size-asian="11pt" style:font-name-complex="Courier New"/>
    </style:style>
    <style:style style:name="T20" style:family="text">
      <style:text-properties fo:color="#127622" loext:opacity="100%" style:font-name="Calibri" fo:font-size="11pt" fo:language="el" fo:country="GR" fo:font-weight="normal" officeooo:rsid="00216330" style:font-size-asian="11pt" style:font-weight-asian="normal" style:font-size-complex="11pt" style:font-weight-complex="normal"/>
    </style:style>
    <style:style style:name="T21" style:family="text">
      <style:text-properties fo:color="#127622" loext:opacity="100%" style:font-name="Calibri" fo:font-size="11pt" fo:language="en" fo:country="US" fo:font-weight="normal" officeooo:rsid="00216330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haracter Movement</text:span><text:span text:style-name="T7"/></text:p>
      <text:p text:style-name="P6"><text:span text:style-name="T2">Class Description:</text:span><text:span text:style-name="T8"/></text:p>
      <text:p text:style-name="P6"><text:span text:style-name="T3">This class manages your character's movement, seamlessly combining animation curves with Unity's </text:span><text:span text:style-name="T19">Rigidbody2D</text:span><text:span text:style-name="T3"> component. This dynamic setup empowers you to create various types of movement, whether snappy or smooth.</text:span><text:span text:style-name="T6"/></text:p>
      <text:p text:style-name="P1"/>
      <text:p text:style-name="P6"><text:span text:style-name="T3">In the inspector, exposed properties allow you to fine-tune both 'ground' and 'aerial' movement, providing animation curves for acceleration and deceleration. Additionally, dedicated values enable control over the evaluation speed of these curves. These values play a crucial role in determining how quickly your character reaches the designated top speed, as defined by the '</text:span><text:span text:style-name="T13">moveSpeed</text:span><text:span text:style-name="T3">' variable.</text:span><text:span text:style-name="T6"/></text:p>
      <text:p text:style-name="P1"/>
      <text:p text:style-name="P6"><text:span text:style-name="T8">Considerations and Caveats:</text:span><text:span text:style-name="T8"/></text:p>
      <text:p text:style-name="P7"><text:span text:style-name="T9">The</text:span> <text:span text:style-name="T20">C</text:span><text:span text:style-name="T21">haracterMovement</text:span> <text:span text:style-name="T9">class operates independently of external changes in your character's speed and movement direction. It calculates these parameters autonomously. In the event of a sudden velocity change or a shift in movement direction outside of this script, it's crucial to manually adjust both the </text:span><text:span text:style-name="T20">C</text:span><text:span text:style-name="T21">haracterMovement</text:span><text:span text:style-name="T9">.</text:span><text:span text:style-name="T17">CurrentSpeed</text:span><text:span text:style-name="T9"> and </text:span><text:span text:style-name="T20">C</text:span><text:span text:style-name="T21">haracterMovement</text:span><text:span text:style-name="T9">.</text:span><text:span text:style-name="T17">MoveDirection</text:span><text:span text:style-name="T9"> properties accordingly.</text:span><text:span text:style-name="T9"/></text:p>
      <text:p text:style-name="P3"/>
      <text:p text:style-name="P6"><text:span text:style-name="T9">For instance, if an external force causes your character to abruptly change direction, you need to update the </text:span><text:span text:style-name="T17">MoveDirection</text:span><text:span text:style-name="T9"> property to reflect the new movement direction. Similarly, adjusting the </text:span><text:span text:style-name="T17">CurrentSpeed</text:span><text:span text:style-name="T9"> property ensures synchronization between the script and any external modifications to the character's velocity. This proactive approach guarantees accurate and responsive control over your character's movement behavior.</text:span><text:span text:style-name="T9"/></text:p>
      <text:p text:style-name="P1"/>
      <text:p text:style-name="P6"><text:span text:style-name="T2">Public Properties:</text:span><text:span text:style-name="T8"/></text:p>
      <text:p text:style-name="P6"><text:span text:style-name="T3">- </text:span><text:span text:style-name="T10">float</text:span><text:span text:style-name="T3"> </text:span><text:span text:style-name="T18">TopSpeed</text:span><text:span text:style-name="T3"> { </text:span><text:span text:style-name="T10">get</text:span><text:span text:style-name="T3">; }: Character's movement speed.</text:span><text:span text:style-name="T6"/></text:p>
      <text:p text:style-name="P6"><text:span text:style-name="T3">- </text:span><text:span text:style-name="T10">float</text:span><text:span text:style-name="T3"> </text:span><text:span text:style-name="T18">CurrentSpeed</text:span><text:span text:style-name="T3"> { </text:span><text:span text:style-name="T10">get</text:span><text:span text:style-name="T3">; </text:span><text:span text:style-name="T10">set</text:span><text:span text:style-name="T3">; }: Current speed of your character.</text:span><text:span text:style-name="T6"/></text:p>
      <text:p text:style-name="P6"><text:span text:style-name="T3">- </text:span><text:span text:style-name="T11">Vector3</text:span><text:span text:style-name="T3"> </text:span><text:span text:style-name="T18">MoveDirection</text:span><text:span text:style-name="T3"> { </text:span><text:span text:style-name="T10">get</text:span><text:span text:style-name="T3">; </text:span><text:span text:style-name="T10">set</text:span><text:span text:style-name="T3">; }: The direction in which your character is moving.</text:span><text:span text:style-name="T6"/></text:p>
      <text:p text:style-name="P1"/>
      <text:p text:style-name="P6"><text:span text:style-name="T2">Public Methods:</text:span><text:span text:style-name="T8"/></text:p>
      <text:p text:style-name="P4"><text:span text:style-name="T3">1. </text:span><text:span text:style-name="T10">void</text:span><text:span text:style-name="T3"> </text:span><text:span text:style-name="T12">SetCharacterMoveSpeed</text:span><text:span text:style-name="T3">(</text:span><text:span text:style-name="T10">float</text:span><text:span text:style-name="T3"> </text:span><text:span text:style-name="T13">value</text:span><text:span text:style-name="T3">): </text:span></text:p>
      <text:p text:style-name="P4"><text:span text:style-name="T3">- </text:span><text:span text:style-name="T13">value</text:span><text:span text:style-name="T3">: New </text:span><text:span text:style-name="T4">movement speed</text:span><text:span text:style-name="T3"> value.</text:span></text:p>
      <text:p text:style-name="P4"><text:span text:style-name="T3">- Description: </text:span><text:span text:style-name="T5">Lets you change the movement speed (top speed) for your character.</text:span></text:p>
      <text:p text:style-name="P2"/>
      <text:p text:style-name="P4"><text:span text:style-name="T3">2. </text:span><text:span text:style-name="T11">Vector2</text:span><text:span text:style-name="T3"> </text:span><text:span text:style-name="T12">OnGroundHorizontalVelocity</text:span><text:span text:style-name="T3">(</text:span><text:span text:style-name="T11">Vector2</text:span><text:span text:style-name="T3"> </text:span><text:span text:style-name="T13">moveInput</text:span><text:span text:style-name="T3">, </text:span><text:span text:style-name="T10">bool</text:span><text:span text:style-name="T3"> </text:span><text:span text:style-name="T13">runsIntoWall</text:span><text:span text:style-name="T3">):</text:span></text:p>
      <text:p text:style-name="P4"><text:span text:style-name="T3">- </text:span><text:span text:style-name="T13">moveInput</text:span><text:span text:style-name="T3">: Directional input provided by the player or AI controller.</text:span></text:p>
      <text:p text:style-name="P4"><text:span text:style-name="T3">- </text:span><text:span text:style-name="T13">runsIntoWall</text:span><text:span text:style-name="T3">: Indicates whether the character is colliding with a wall.</text:span></text:p>
      <text:p text:style-name="P4"><text:span text:style-name="T3">- </text:span><text:span text:style-name="T14">Returns</text:span><text:span text:style-name="T3">: A vector with the calculated X-axis velocity.</text:span></text:p>
      <text:p text:style-name="P4"><text:span text:style-name="T3">- Description: </text:span><text:span text:style-name="T5">Calculates the horizontal movement of your character.</text:span></text:p>
      <text:p text:style-name="P2"/>
      <text:p text:style-name="P4"><text:span text:style-name="T3">3. </text:span><text:span text:style-name="T11">Vector2</text:span><text:span text:style-name="T3"> </text:span><text:span text:style-name="T12">VerticalVelocity</text:span><text:span text:style-name="T3">(</text:span><text:span text:style-name="T10">bool</text:span><text:span text:style-name="T3"> </text:span><text:span text:style-name="T13">againstWall</text:span><text:span text:style-name="T3">):</text:span></text:p>
      <text:p text:style-name="P4"><text:span text:style-name="T3">- </text:span><text:span text:style-name="T13">againstWall</text:span><text:span text:style-name="T3">: True if your character is performing a jump against a wall.</text:span></text:p>
      <text:p text:style-name="P4"><text:span text:style-name="T3">- </text:span><text:span text:style-name="T14">Returns</text:span><text:span text:style-name="T3">: A vector with the calculated Y-axis velocity.</text:span></text:p>
      <text:p text:style-name="P4"><text:span text:style-name="T3">- Description: </text:span><text:span text:style-name="T5">Calling this method will make your character perform a jump.</text:span></text:p>
      <text:p text:style-name="P2"/>
      <text:p text:style-name="P4"><text:span text:style-name="T3">4. </text:span><text:span text:style-name="T11">Vector2</text:span><text:span text:style-name="T3"> </text:span><text:span text:style-name="T12">OnAirHorizontalVelocity</text:span><text:span text:style-name="T3">(</text:span><text:span text:style-name="T11">Vector2</text:span><text:span text:style-name="T3"> </text:span><text:span text:style-name="T13">moveInput</text:span><text:span text:style-name="T3">, </text:span><text:span text:style-name="T10">bool</text:span><text:span text:style-name="T3"> </text:span><text:span text:style-name="T13">runsIntoWall</text:span><text:span text:style-name="T3">):</text:span></text:p>
      <text:p text:style-name="P4"><text:span text:style-name="T3">- </text:span><text:span text:style-name="T13">moveInput</text:span><text:span text:style-name="T3">: Directional input provided by the player or AI controller.</text:span></text:p>
      <text:p text:style-name="P4"><text:span text:style-name="T3">- </text:span><text:span text:style-name="T13">runsIntoWall</text:span><text:span text:style-name="T3">: Indicates whether the character is colliding with a wall.</text:span></text:p>
      <text:p text:style-name="P4"><text:span text:style-name="T3">- </text:span><text:span text:style-name="T14">Returns</text:span><text:span text:style-name="T3">: A vector with the calculated velocity for the X-axis only, based on the move speed the character had when grounded.</text:span></text:p>
      <text:p text:style-name="P4"><text:span text:style-name="T3">- Description: </text:span><text:span text:style-name="T5">Calculates your character's aerial movement.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11-22T00:06:31.726000000</dc:date>
    <meta:editing-cycles>9</meta:editing-cycles>
    <meta:editing-duration>PT2H39M53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29" meta:word-count="403" meta:character-count="2895" meta:non-whitespace-character-count="2520"/>
    <meta:user-defined meta:name="AppVersion">15.0000</meta:user-defined>
  </office:meta>
</office:document-meta>
</file>